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Times New Roman" fo:font-size="10pt" fo:font-weight="bold" style:font-size-asian="10pt" style:font-weight-asian="bold" style:font-name-complex="Times New Roman"/>
    </style:style>
    <style:style style:name="P5" style:family="paragraph" style:parent-style-name="Standard">
      <style:paragraph-properties fo:margin-left="0.6252in" fo:margin-right="0in" fo:text-indent="0in" style:auto-text-indent="false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"/>
    </style:style>
    <style:style style:name="T2" style:family="text">
      <style:text-properties style:font-name="Times New Roman" fo:font-size="10pt" style:font-size-asian="10pt" style:font-name-complex="Times New Roman"/>
    </style:style>
    <style:style style:name="T3" style:family="text">
      <style:text-properties style:font-name="Times New Roman" fo:font-size="10pt" fo:font-style="italic" style:font-size-asian="10pt" style:font-style-asian="italic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e-preparation (see course syllabus for due dates)</text:span></text:p>
      <text:p text:style-name="P2"><text:span text:style-name="T1">Part a) </text:span><text:span text:style-name="T2">Write a one-page </text:span><text:span text:style-name="T1">Requirements Document</text:span><text:span text:style-name="T2"> for the system. Refer back to Labs 3 and 5 for general information about requirements documents. Please email this to your TA. Please use this outline</text:span></text:p>
      <text:p text:style-name="P4">1. Overview</text:p>
      <text:p text:style-name="P5"><text:span text:style-name="T1">1.1. Objectives:</text:span><text:span text:style-name="T2"> Why are we doing this project? What is the purpose? </text:span></text:p>
      <text:p text:style-name="P5"><text:span text:style-name="T1">1.2. Roles and Responsibilities:</text:span><text:span text:style-name="T2"> Who will do what? <text:s/>Who are the clients?</text:span></text:p>
      <text:p text:style-name="P5"><text:span text:style-name="T1">1.3. Interactions with Existing Systems:</text:span><text:span text:style-name="T2"> Include this if you are connecting to another board</text:span></text:p>
      <text:p text:style-name="P4">2. Function Description</text:p>
      <text:p text:style-name="P5"><text:span text:style-name="T1">2.1. Functionality:</text:span><text:span text:style-name="T2"> What will the system do precisely?</text:span></text:p>
      <text:p text:style-name="P5"><text:span text:style-name="T1">2.4. Performance:</text:span><text:span text:style-name="T2"> Define the measures and describe how they will be determined.</text:span></text:p>
      <text:p text:style-name="P5"><text:span text:style-name="T1">2.5. Usability:</text:span><text:span text:style-name="T2"> Describe the interfaces. Be quantitative if possible.</text:span></text:p>
      <text:p text:style-name="P3"><text:span text:style-name="T1">3. Deliverables</text:span><text:span text:style-name="T3"> </text:span></text:p>
      <text:p text:style-name="P5"><text:span text:style-name="T1">3.1. Reports:</text:span><text:span text:style-name="T2"> Simply state the reports for Labs 7 and 11 will be written</text:span></text:p>
      <text:p text:style-name="P5"><text:span text:style-name="T1">3.2. Outcomes:</text:span><text:span text:style-name="T2"> Simply copy/paste the Lab 7 and Lab 11 deliverabl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1$Win32 OpenOffice.org_project/411m6$Build-9775</meta:generator>
    <dc:date>2016-03-09T19:04:16.99</dc:date>
    <meta:document-statistic meta:table-count="0" meta:image-count="0" meta:object-count="0" meta:page-count="1" meta:paragraph-count="13" meta:word-count="139" meta:character-count="872"/>
    <meta:user-defined meta:name="Info 1"/>
    <meta:user-defined meta:name="Info 2"/>
    <meta:user-defined meta:name="Info 3"/>
    <meta:user-defined meta:name="Info 4"/>
  </office:meta>
</office:document-meta>
</file>